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color="#000000"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officeooo:paragraph-rsid="00294529"/>
    </style:style>
    <style:style style:name="P8" style:family="paragraph" style:parent-style-name="Standard">
      <style:text-properties officeooo:paragraph-rsid="002e868f"/>
    </style:style>
    <style:style style:name="P9" style:family="paragraph" style:parent-style-name="Standard">
      <style:paragraph-properties fo:margin-top="0cm" fo:margin-bottom="0.353cm" style:contextual-spacing="false" fo:line-height="115%" fo:text-align="start" style:justify-single-word="false" fo:orphans="2" fo:widows="2" fo:hyphenation-ladder-count="no-limit"/>
      <style:text-properties fo:hyphenate="false" fo:hyphenation-remain-char-count="2" fo:hyphenation-push-char-count="2"/>
    </style:style>
    <style:style style:name="P10" style:family="paragraph" style:parent-style-name="Standard">
      <style:paragraph-properties fo:margin-top="0cm" fo:margin-bottom="0.353cm" style:contextual-spacing="false" fo:line-height="115%" fo:text-align="start" style:justify-single-word="false" fo:orphans="2" fo:widows="2" fo:hyphenation-ladder-count="no-limit"/>
      <style:text-properties officeooo:paragraph-rsid="0036fffc" fo:hyphenate="false" fo:hyphenation-remain-char-count="2" fo:hyphenation-push-char-count="2"/>
    </style:style>
    <style:style style:name="P11" style:family="paragraph" style:parent-style-name="Standard">
      <style:paragraph-properties fo:margin-top="0cm" fo:margin-bottom="0.353cm" style:contextual-spacing="false" fo:line-height="115%" fo:text-align="justify" style:justify-single-word="false" fo:orphans="2" fo:widows="2" fo:hyphenation-ladder-count="no-limit"/>
      <style:text-properties fo:hyphenate="false" fo:hyphenation-remain-char-count="2" fo:hyphenation-push-char-count="2"/>
    </style:style>
    <style:style style:name="P12" style:family="paragraph" style:parent-style-name="Standard">
      <style:paragraph-properties fo:margin-top="0cm" fo:margin-bottom="0.353cm" style:contextual-spacing="false" fo:line-height="115%" fo:text-align="start" style:justify-single-word="false" fo:orphans="2" fo:widows="2" fo:hyphenation-ladder-count="no-limit"/>
      <style:text-properties fo:color="#000000" fo:font-size="12pt" fo:font-style="normal" style:text-underline-style="none" fo:font-weight="bold" style:font-size-asian="12pt" style:font-style-asian="normal" style:font-weight-asian="bold" style:font-size-complex="12pt" style:font-style-complex="normal" style:font-weight-complex="bold" fo:hyphenate="false" fo:hyphenation-remain-char-count="2" fo:hyphenation-push-char-count="2"/>
    </style:style>
    <style:style style:name="P13" style:family="paragraph" style:parent-style-name="Standard">
      <style:paragraph-properties fo:margin-top="0cm" fo:margin-bottom="0.353cm" style:contextual-spacing="false" fo:line-height="115%" fo:text-align="start" style:justify-single-word="false" fo:orphans="2" fo:widows="2" fo:hyphenation-ladder-count="no-limit"/>
      <style:text-properties fo:color="#000000" fo:font-size="11pt" fo:font-style="normal" style:text-underline-style="none" fo:font-weight="normal" style:font-size-asian="11pt" style:font-style-asian="normal" style:font-weight-asian="normal" style:font-size-complex="11pt" style:font-style-complex="normal" style:font-weight-complex="normal" fo:hyphenate="false" fo:hyphenation-remain-char-count="2" fo:hyphenation-push-char-count="2"/>
    </style:style>
    <style:style style:name="P14" style:family="paragraph" style:parent-style-name="Standard">
      <style:paragraph-properties fo:margin-top="0cm" fo:margin-bottom="0.353cm" style:contextual-spacing="false" fo:line-height="115%" fo:text-align="start" style:justify-single-word="false" fo:orphans="2" fo:widows="2" fo:hyphenation-ladder-count="no-limit"/>
      <style:text-properties fo:color="#000000" fo:font-size="11pt" fo:font-style="normal" style:text-underline-style="none" fo:font-weight="normal" officeooo:rsid="003bd0f5" officeooo:paragraph-rsid="003bd0f5" style:font-size-asian="11pt" style:font-style-asian="normal" style:font-weight-asian="normal" style:font-size-complex="11pt" style:font-style-complex="normal" style:font-weight-complex="normal" fo:hyphenate="false" fo:hyphenation-remain-char-count="2" fo:hyphenation-push-char-count="2"/>
    </style:style>
    <style:style style:name="P15" style:family="paragraph" style:parent-style-name="Standard">
      <style:paragraph-properties fo:margin-top="0cm" fo:margin-bottom="0.353cm" style:contextual-spacing="false" fo:line-height="115%" fo:text-align="start" style:justify-single-word="false" fo:orphans="2" fo:widows="2" fo:hyphenation-ladder-count="no-limit"/>
      <style:text-properties fo:color="#000000" fo:language="en" fo:country="none" fo:font-style="italic" style:text-underline-style="none" fo:font-weight="normal" officeooo:rsid="0038f690" officeooo:paragraph-rsid="0038f690" style:font-style-asian="italic" style:font-weight-asian="normal" style:font-style-complex="italic" style:font-weight-complex="normal" fo:hyphenate="false" fo:hyphenation-remain-char-count="2" fo:hyphenation-push-char-count="2"/>
    </style:style>
    <style:style style:name="P16" style:family="paragraph" style:parent-style-name="Standard">
      <style:paragraph-properties fo:margin-top="0cm" fo:margin-bottom="0.353cm" style:contextual-spacing="false" fo:line-height="115%" fo:text-align="center" style:justify-single-word="false" fo:orphans="2" fo:widows="2" fo:hyphenation-ladder-count="no-limit" fo:break-before="page"/>
      <style:text-properties fo:hyphenate="false" fo:hyphenation-remain-char-count="2" fo:hyphenation-push-char-count="2"/>
    </style:style>
    <style:style style:name="P17" style:family="paragraph" style:parent-style-name="Standard">
      <style:paragraph-properties fo:margin-top="0cm" fo:margin-bottom="0.353cm" style:contextual-spacing="false" fo:line-height="115%" fo:text-align="center" style:justify-single-word="false" fo:orphans="2" fo:widows="2" fo:hyphenation-ladder-count="no-limit" fo:break-before="page"/>
      <style:text-properties fo:font-size="14pt" fo:font-weight="bold" style:font-size-asian="14pt" style:font-weight-asian="bold" style:font-size-complex="14pt" style:font-weight-complex="bold" fo:hyphenate="false" fo:hyphenation-remain-char-count="2" fo:hyphenation-push-char-count="2"/>
    </style:style>
    <style:style style:name="P18" style:family="paragraph" style:parent-style-name="Text_20_body">
      <style:paragraph-properties fo:text-align="justify" style:justify-single-word="false"/>
      <style:text-properties fo:color="#000000" fo:font-weight="bold" style:font-weight-asian="bold" style:font-weight-complex="bold"/>
    </style:style>
    <style:style style:name="P19" style:family="paragraph" style:parent-style-name="Text_20_body">
      <style:paragraph-properties fo:text-align="justify" style:justify-single-word="false"/>
      <style:text-properties fo:color="#000000" fo:font-weight="normal" style:font-weight-asian="normal" style:font-weight-complex="normal"/>
    </style:style>
    <style:style style:name="P20" style:family="paragraph" style:parent-style-name="Standard" style:master-page-name="Standard">
      <style:paragraph-properties fo:margin-left="0cm" fo:margin-right="-0.095cm" fo:text-align="center" style:justify-single-word="false" fo:text-indent="0cm" style:auto-text-indent="false" style:page-number="auto"/>
      <style:text-properties fo:font-size="14pt" style:text-underline-style="solid" style:text-underline-width="auto" style:text-underline-color="font-color" fo:font-weight="bold" style:font-size-asian="14pt" style:font-weight-asian="bold" style:font-size-complex="14pt"/>
    </style:style>
    <style:style style:name="P21" style:family="paragraph" style:parent-style-name="Standard">
      <style:paragraph-properties fo:margin-top="0cm" fo:margin-bottom="0.353cm" style:contextual-spacing="false" fo:line-height="115%" fo:text-align="start" style:justify-single-word="false" fo:orphans="2" fo:widows="2" fo:hyphenation-ladder-count="no-limit"/>
      <style:text-properties officeooo:paragraph-rsid="0042da1a" fo:hyphenate="false" fo:hyphenation-remain-char-count="2" fo:hyphenation-push-char-count="2"/>
    </style:style>
    <style:style style:name="P22" style:family="paragraph" style:parent-style-name="Standard">
      <style:paragraph-properties fo:margin-top="0cm" fo:margin-bottom="0.353cm" style:contextual-spacing="false" fo:line-height="115%" fo:text-align="start" style:justify-single-word="false" fo:orphans="2" fo:widows="2" fo:hyphenation-ladder-count="no-limit"/>
      <style:text-properties officeooo:rsid="0044daca" officeooo:paragraph-rsid="0044daca" fo:hyphenate="false" fo:hyphenation-remain-char-count="2" fo:hyphenation-push-char-count="2"/>
    </style:style>
    <style:style style:name="P23" style:family="paragraph" style:parent-style-name="Standard">
      <style:paragraph-properties fo:margin-top="0cm" fo:margin-bottom="0.353cm" style:contextual-spacing="false" fo:line-height="115%" fo:text-align="start" style:justify-single-word="false" fo:orphans="2" fo:widows="2" fo:hyphenation-ladder-count="no-limit" fo:break-before="page"/>
      <style:text-properties fo:hyphenate="false" fo:hyphenation-remain-char-count="2" fo:hyphenation-push-char-count="2"/>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style:font-name="Wingdings" fo:font-size="12pt" style:text-underline-style="none"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33a428"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style:text-underline-style="none" fo:font-weight="bold" style:font-size-asian="12pt" style:font-weight-asian="bold" style:font-size-complex="12pt" style:font-weight-complex="bold"/>
    </style:style>
    <style:style style:name="T10" style:family="text">
      <style:text-properties fo:font-size="12pt" style:text-underline-style="none" style:font-size-asian="12pt" style:font-size-complex="12pt"/>
    </style:style>
    <style:style style:name="T11" style:family="text">
      <style:text-properties fo:font-size="12pt" style:text-underline-style="none" fo:font-weight="normal" style:font-size-asian="12pt" style:font-weight-asian="normal" style:font-size-complex="12pt" style:font-weight-complex="normal"/>
    </style:style>
    <style:style style:name="T12" style:family="text">
      <style:text-properties fo:font-size="12pt" style:text-underline-style="none" fo:font-weight="normal" officeooo:rsid="0024ba5d" style:font-size-asian="12pt" style:font-weight-asian="normal" style:font-size-complex="12pt" style:font-weight-complex="normal"/>
    </style:style>
    <style:style style:name="T13" style:family="text">
      <style:text-properties fo:font-size="12pt" style:text-underline-style="none" fo:font-weight="normal" officeooo:rsid="003f6601" style:font-size-asian="12pt" style:font-weight-asian="normal" style:font-size-complex="12pt" style:font-weight-complex="normal"/>
    </style:style>
    <style:style style:name="T1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3f6601"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style:font-size-asian="12pt" style:font-style-asian="normal" style:font-size-complex="12pt" style:font-style-complex="normal"/>
    </style:style>
    <style:style style:name="T18" style:family="text">
      <style:text-properties fo:font-size="12pt" fo:font-style="normal" style:text-underline-style="none" fo:font-weight="bold" style:font-size-asian="12pt" style:font-style-asian="normal" style:font-weight-asian="bold" style:font-size-complex="12pt" style:font-style-complex="normal"/>
    </style:style>
    <style:style style:name="T1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0" style:family="text">
      <style:text-properties fo:color="#dc2300" fo:font-size="12pt" style:text-underline-style="none" style:font-size-asian="12pt" style:font-size-complex="12pt"/>
    </style:style>
    <style:style style:name="T21" style:family="text">
      <style:text-properties fo:color="#dc2300" fo:font-size="12pt" style:text-underline-style="none" fo:font-weight="normal" style:font-size-asian="12pt" style:font-weight-asian="normal" style:font-size-complex="12pt" style:font-weight-complex="normal"/>
    </style:style>
    <style:style style:name="T22" style:family="text">
      <style:text-properties fo:color="#dc2300" fo:font-size="12pt" style:text-underline-style="none" fo:font-weight="bold" style:font-size-asian="12pt" style:font-weight-asian="bold" style:font-size-complex="12pt" style:font-weight-complex="bold"/>
    </style:style>
    <style:style style:name="T23" style:family="text">
      <style:text-properties fo:color="#dc2300" fo:font-size="12pt" fo:font-style="italic" style:text-underline-style="none" style:font-size-asian="12pt" style:font-style-asian="italic" style:font-size-complex="12pt" style:font-style-complex="italic"/>
    </style:style>
    <style:style style:name="T24" style:family="text">
      <style:text-properties fo:color="#dc2300"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color="#dc2300" fo:font-size="12pt" fo:font-style="italic" style:text-underline-style="none" fo:font-weight="bold" style:font-size-asian="12pt" style:font-style-asian="italic" style:font-weight-asian="bold" style:font-size-complex="12pt" style:font-style-complex="italic" style:font-weight-complex="bold"/>
    </style:style>
    <style:style style:name="T26" style:family="text">
      <style:text-properties fo:color="#dc2300" fo:font-size="12pt" fo:font-style="normal" style:text-underline-style="none" fo:font-weight="normal" style:font-size-asian="12pt" style:font-style-asian="normal" style:font-weight-asian="normal" style:font-size-complex="12pt" style:font-style-complex="normal" style:font-weight-complex="normal"/>
    </style:style>
    <style:style style:name="T27" style:family="text">
      <style:text-properties fo:color="#dc2300" fo:font-size="12pt" fo:font-style="normal" style:text-underline-style="none" fo:font-weight="bold" style:font-size-asian="12pt" style:font-style-asian="normal" style:font-weight-asian="bold" style:font-size-complex="12pt" style:font-style-complex="normal" style:font-weight-complex="bold"/>
    </style:style>
    <style:style style:name="T28" style:family="text">
      <style:text-properties fo:color="#dc2300" fo:font-size="12pt" fo:font-style="normal" style:text-underline-style="none" fo:font-weight="bold" officeooo:rsid="0042da1a" style:font-size-asian="12pt" style:font-style-asian="normal" style:font-weight-asian="bold" style:font-size-complex="12pt" style:font-style-complex="normal" style:font-weight-complex="bold"/>
    </style:style>
    <style:style style:name="T29" style:family="text">
      <style:text-properties fo:color="#dc2300" fo:font-size="12pt" fo:font-style="normal" style:text-underline-style="none" fo:font-weight="bold" officeooo:rsid="0043109e" style:font-size-asian="12pt" style:font-style-asian="normal" style:font-weight-asian="bold" style:font-size-complex="12pt" style:font-style-complex="normal" style:font-weight-complex="bold"/>
    </style:style>
    <style:style style:name="T30" style:family="text">
      <style:text-properties fo:color="#dc2300" fo:font-weight="bold" style:font-weight-asian="bold" style:font-weight-complex="bold"/>
    </style:style>
    <style:style style:name="T31" style:family="text">
      <style:text-properties fo:color="#dc2300" fo:font-weight="normal" style:font-weight-asian="normal" style:font-weight-complex="normal"/>
    </style:style>
    <style:style style:name="T32" style:family="text">
      <style:text-properties fo:color="#dc2300" fo:font-weight="normal" officeooo:rsid="0025f24b" style:font-weight-asian="normal" style:font-weight-complex="normal"/>
    </style:style>
    <style:style style:name="T33" style:family="text">
      <style:text-properties fo:color="#dc2300" fo:font-size="11pt" fo:font-weight="bold" style:font-size-asian="11pt" style:font-weight-asian="bold" style:font-size-complex="11pt" style:font-weight-complex="bold"/>
    </style:style>
    <style:style style:name="T34" style:family="text">
      <style:text-properties fo:color="#dc2300" fo:font-size="11pt" fo:font-weight="normal" style:font-size-asian="11pt" style:font-weight-asian="normal" style:font-size-complex="11pt" style:font-weight-complex="normal"/>
    </style:style>
    <style:style style:name="T35" style:family="text">
      <style:text-properties fo:color="#dc2300" fo:font-size="10pt" fo:font-style="normal" style:text-underline-style="none" fo:font-weight="bold" style:font-size-asian="10pt" style:font-style-asian="normal" style:font-weight-asian="bold" style:font-size-complex="10pt" style:font-style-complex="normal" style:font-weight-complex="bold"/>
    </style:style>
    <style:style style:name="T36" style:family="text">
      <style:text-properties fo:color="#ff0000"/>
    </style:style>
    <style:style style:name="T37" style:family="text">
      <style:text-properties fo:color="#ff0000" fo:font-size="12pt" style:text-underline-style="none" style:font-size-asian="12pt" style:font-size-complex="12pt"/>
    </style:style>
    <style:style style:name="T38" style:family="text">
      <style:text-properties fo:color="#ff0000" fo:font-size="12pt" style:text-underline-style="none" fo:font-weight="normal" style:font-size-asian="12pt" style:font-weight-asian="normal" style:font-size-complex="12pt" style:font-weight-complex="normal"/>
    </style:style>
    <style:style style:name="T39" style:family="text">
      <style:text-properties fo:color="#000000"/>
    </style:style>
    <style:style style:name="T40" style:family="text">
      <style:text-properties fo:color="#000000" fo:font-size="12pt" style:text-underline-style="none" style:font-size-asian="12pt" style:font-size-complex="12pt"/>
    </style:style>
    <style:style style:name="T41" style:family="text">
      <style:text-properties fo:color="#000000" fo:font-size="12pt" style:text-underline-style="none" officeooo:rsid="002bf5fc" style:font-size-asian="12pt" style:font-size-complex="12pt"/>
    </style:style>
    <style:style style:name="T42" style:family="text">
      <style:text-properties fo:color="#000000" fo:font-size="12pt" style:text-underline-style="none" officeooo:rsid="002d2177" style:font-size-asian="12pt" style:font-size-complex="12pt"/>
    </style:style>
    <style:style style:name="T43" style:family="text">
      <style:text-properties fo:color="#000000" fo:font-size="12pt" style:text-underline-style="none" officeooo:rsid="002e868f" style:font-size-asian="12pt" style:font-size-complex="12pt"/>
    </style:style>
    <style:style style:name="T44" style:family="text">
      <style:text-properties fo:color="#000000" fo:font-size="12pt" style:text-underline-style="none" officeooo:rsid="003058e3" style:font-size-asian="12pt" style:font-size-complex="12pt"/>
    </style:style>
    <style:style style:name="T45" style:family="text">
      <style:text-properties fo:color="#000000" fo:font-size="12pt" style:text-underline-style="none" officeooo:rsid="003562e7" style:font-size-asian="12pt" style:font-size-complex="12pt"/>
    </style:style>
    <style:style style:name="T46" style:family="text">
      <style:text-properties fo:color="#000000" fo:font-size="12pt" style:text-underline-style="none" officeooo:rsid="003a0b88" style:font-size-asian="12pt" style:font-size-complex="12pt"/>
    </style:style>
    <style:style style:name="T47" style:family="text">
      <style:text-properties fo:color="#000000" fo:font-size="12pt" style:text-underline-style="none" fo:font-weight="bold" style:font-size-asian="12pt" style:font-weight-asian="bold" style:font-size-complex="12pt" style:font-weight-complex="bold"/>
    </style:style>
    <style:style style:name="T48" style:family="text">
      <style:text-properties fo:color="#000000" fo:font-size="12pt" style:text-underline-style="none" fo:font-weight="normal" style:font-size-asian="12pt" style:font-weight-asian="normal" style:font-size-complex="12pt" style:font-weight-complex="normal"/>
    </style:style>
    <style:style style:name="T49" style:family="text">
      <style:text-properties fo:color="#000000" fo:font-size="12pt" style:text-underline-style="none" fo:font-weight="normal" officeooo:rsid="003f6601" style:font-size-asian="12pt" style:font-weight-asian="normal" style:font-size-complex="12pt" style:font-weight-complex="normal"/>
    </style:style>
    <style:style style:name="T50" style:family="text">
      <style:text-properties fo:color="#000000" fo:font-size="12pt" fo:font-style="italic" style:text-underline-style="none" style:font-size-asian="12pt" style:font-style-asian="italic" style:font-size-complex="12pt" style:font-style-complex="italic"/>
    </style:style>
    <style:style style:name="T51" style:family="text">
      <style:text-properties fo:color="#000000" fo:font-size="12pt" fo:font-style="italic" style:text-underline-style="none" officeooo:rsid="002d2177" style:font-size-asian="12pt" style:font-style-asian="italic" style:font-size-complex="12pt" style:font-style-complex="italic"/>
    </style:style>
    <style:style style:name="T52"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5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54" style:family="text">
      <style:text-properties fo:color="#000000" fo:font-size="12pt" fo:font-style="normal" style:text-underline-style="none" officeooo:rsid="002d2177" style:font-size-asian="12pt" style:font-style-asian="normal" style:font-size-complex="12pt" style:font-style-complex="normal"/>
    </style:style>
    <style:style style:name="T55" style:family="text">
      <style:text-properties fo:color="#000000" fo:font-weight="bold" style:font-weight-asian="bold"/>
    </style:style>
    <style:style style:name="T56" style:family="text">
      <style:text-properties fo:color="#000000" fo:font-weight="bold" style:font-weight-asian="bold" style:font-weight-complex="bold"/>
    </style:style>
    <style:style style:name="T57" style:family="text">
      <style:text-properties fo:color="#000000" fo:font-weight="bold" officeooo:rsid="00414c9d" style:font-weight-asian="bold" style:font-weight-complex="bold"/>
    </style:style>
    <style:style style:name="T58" style:family="text">
      <style:text-properties fo:color="#000000" fo:font-weight="normal" style:font-weight-asian="normal" style:font-weight-complex="normal"/>
    </style:style>
    <style:style style:name="T59" style:family="text">
      <style:text-properties fo:color="#000000" fo:font-weight="normal" officeooo:rsid="0027e13d" style:font-weight-asian="normal" style:font-weight-complex="normal"/>
    </style:style>
    <style:style style:name="T60" style:family="text">
      <style:text-properties fo:color="#000000" fo:font-weight="normal" officeooo:rsid="0040bac9" style:font-weight-asian="normal" style:font-weight-complex="normal"/>
    </style:style>
    <style:style style:name="T61" style:family="text">
      <style:text-properties fo:color="#000000" fo:font-style="italic" fo:font-weight="normal" style:font-style-asian="italic" style:font-weight-asian="normal" style:font-style-complex="italic" style:font-weight-complex="normal"/>
    </style:style>
    <style:style style:name="T62" style:family="text">
      <style:text-properties fo:color="#000000" style:text-underline-style="none" fo:font-weight="bold" style:font-weight-asian="bold" style:font-weight-complex="bold"/>
    </style:style>
    <style:style style:name="T63"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64" style:family="text">
      <style:text-properties fo:color="#000000" fo:font-size="11pt" fo:font-style="normal" style:text-underline-style="none" fo:font-weight="normal" officeooo:rsid="0038f6ff" style:font-size-asian="11pt" style:font-style-asian="normal" style:font-weight-asian="normal" style:font-size-complex="11pt" style:font-style-complex="normal" style:font-weight-complex="normal"/>
    </style:style>
    <style:style style:name="T65" style:family="text">
      <style:text-properties fo:color="#000000" fo:font-size="11pt" fo:font-style="normal" style:text-underline-style="none" fo:font-weight="normal" officeooo:rsid="003ef027" style:font-size-asian="11pt" style:font-style-asian="normal" style:font-weight-asian="normal" style:font-size-complex="11pt" style:font-style-complex="normal" style:font-weight-complex="normal"/>
    </style:style>
    <style:style style:name="T66" style:family="text">
      <style:text-properties fo:color="#000000" fo:font-size="11pt" fo:font-style="normal" style:text-underline-style="none" fo:font-weight="bold" style:font-size-asian="11pt" style:font-style-asian="normal" style:font-weight-asian="bold" style:font-size-complex="11pt" style:font-style-complex="normal" style:font-weight-complex="bold"/>
    </style:style>
    <style:style style:name="T67" style:family="text">
      <style:text-properties fo:color="#000000"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68" style:family="text">
      <style:text-properties fo:color="#000000"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69" style:family="text">
      <style:text-properties fo:color="#000000" fo:font-size="11pt" fo:font-style="italic" style:text-underline-style="none" fo:font-weight="normal" style:font-size-asian="11pt" style:font-style-asian="italic" style:font-weight-asian="normal" style:font-size-complex="11pt" style:font-style-complex="italic" style:font-weight-complex="normal"/>
    </style:style>
    <style:style style:name="T70" style:family="text">
      <style:text-properties fo:color="#000000" fo:font-size="11pt" fo:font-style="italic" style:text-underline-style="none" fo:font-weight="normal" officeooo:rsid="001f6773" style:font-size-asian="11pt" style:font-style-asian="italic" style:font-weight-asian="normal" style:font-size-complex="11pt" style:font-style-complex="italic" style:font-weight-complex="normal"/>
    </style:style>
    <style:style style:name="T71" style:family="text">
      <style:text-properties fo:color="#000000" fo:font-size="11pt" fo:font-style="italic" style:text-underline-style="none" fo:font-weight="normal" officeooo:rsid="0036fffc" style:font-size-asian="11pt" style:font-style-asian="italic" style:font-weight-asian="normal" style:font-size-complex="11pt" style:font-style-complex="italic" style:font-weight-complex="normal"/>
    </style:style>
    <style:style style:name="T72" style:family="text">
      <style:text-properties fo:color="#000000" fo:font-size="11pt" fo:font-style="italic" style:text-underline-style="none" fo:font-weight="bold" style:font-size-asian="11pt" style:font-style-asian="italic" style:font-weight-asian="bold" style:font-size-complex="11pt" style:font-style-complex="italic" style:font-weight-complex="bold"/>
    </style:style>
    <style:style style:name="T73" style:family="text">
      <style:text-properties fo:color="#000000"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74" style:family="text">
      <style:text-properties fo:color="#000000" fo:language="en" fo:country="none" fo:font-style="normal" style:text-underline-style="none" fo:font-weight="normal" style:font-style-asian="normal" style:font-weight-asian="normal" style:font-style-complex="normal" style:font-weight-complex="normal"/>
    </style:style>
    <style:style style:name="T75" style:family="text">
      <style:text-properties fo:color="#000000" fo:font-style="normal" fo:font-weight="normal" style:font-style-asian="normal" style:font-weight-asian="normal" style:font-style-complex="normal" style:font-weight-complex="normal"/>
    </style:style>
    <style:style style:name="T76" style:family="text">
      <style:text-properties fo:color="#000000" style:text-position="super 58%" fo:font-size="12pt" style:text-underline-style="none" fo:font-weight="normal" officeooo:rsid="003f6601" style:font-size-asian="12pt" style:font-weight-asian="normal" style:font-size-complex="12pt" style:font-weight-complex="normal"/>
    </style:style>
    <style:style style:name="T77"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78"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79" style:family="text">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T80" style:family="text">
      <style:text-properties fo:color="#000000" fo:font-size="9pt" fo:font-style="normal" style:text-underline-style="none" fo:font-weight="normal" officeooo:rsid="0043109e" style:font-size-asian="9pt" style:font-style-asian="normal" style:font-weight-asian="normal" style:font-size-complex="9pt" style:font-style-complex="normal" style:font-weight-complex="normal"/>
    </style:style>
    <style:style style:name="T81" style:family="text">
      <style:text-properties fo:color="#000000" fo:font-size="9pt" fo:font-style="normal" style:text-underline-style="none" fo:font-weight="normal" officeooo:rsid="0043d96d" style:font-size-asian="9pt" style:font-style-asian="normal" style:font-weight-asian="normal" style:font-size-complex="9pt" style:font-style-complex="normal" style:font-weight-complex="normal"/>
    </style:style>
    <style:style style:name="T82"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83" style:family="text">
      <style:text-properties fo:color="#008000"/>
    </style:style>
    <style:style style:name="T84" style:family="text">
      <style:text-properties fo:font-weight="bold" style:font-weight-asian="bold"/>
    </style:style>
    <style:style style:name="T85" style:family="text">
      <style:text-properties fo:font-weight="bold" style:font-weight-asian="bold" style:font-weight-complex="bold"/>
    </style:style>
    <style:style style:name="T86" style:family="text">
      <style:text-properties fo:font-weight="normal" style:font-weight-asian="normal" style:font-weight-complex="normal"/>
    </style:style>
    <style:style style:name="T87" style:family="text">
      <style:text-properties fo:font-weight="normal" style:font-weight-asian="normal" style:font-weight-complex="bold"/>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style:text-position="-33% 100%" fo:font-size="9pt" style:font-size-asian="9pt"/>
    </style:style>
    <style:style style:name="T91" style:family="text">
      <style:text-properties fo:color="#0000ff" fo:font-size="11pt" fo:font-style="normal" style:text-underline-style="none" fo:font-weight="normal" style:font-size-asian="11pt" style:font-style-asian="normal" style:font-weight-asian="normal" style:font-size-complex="11pt" style:font-style-complex="normal" style:font-weight-complex="normal"/>
    </style:style>
    <style:style style:name="T92" style:family="text">
      <style:text-properties fo:color="#0000ff" fo:font-size="11pt" fo:font-style="normal" style:text-underline-style="none" fo:font-weight="normal" officeooo:rsid="0036fffc" style:font-size-asian="11pt" style:font-style-asian="normal" style:font-weight-asian="normal" style:font-size-complex="11pt" style:font-style-complex="normal" style:font-weight-complex="normal"/>
    </style:style>
    <style:style style:name="T93" style:family="text">
      <style:text-properties fo:color="#0000ff" fo:font-size="11pt" fo:font-style="normal" style:text-underline-style="none" fo:font-weight="bold" style:font-size-asian="11pt" style:font-style-asian="normal" style:font-weight-asian="bold" style:font-size-complex="11pt" style:font-style-complex="normal" style:font-weight-complex="bold"/>
    </style:style>
    <style:style style:name="T94" style:family="text">
      <style:text-properties fo:color="#0000ff" fo:language="en" fo:country="none" fo:font-style="normal" style:text-underline-style="none" fo:font-weight="normal" style:font-style-asian="normal" style:font-weight-asian="normal" style:font-style-complex="normal" style:font-weight-complex="normal"/>
    </style:style>
    <style:style style:name="T95" style:family="text">
      <style:text-properties fo:color="#800000" fo:language="en" fo:country="none" fo:font-style="normal" style:text-underline-style="none" fo:font-weight="normal" style:font-style-asian="normal" style:font-weight-asian="normal" style:font-style-complex="normal" style:font-weight-complex="normal"/>
    </style:style>
    <style:style style:name="T96" style:family="text">
      <style:text-properties officeooo:rsid="002723a4"/>
    </style:style>
    <style:style style:name="T97" style:family="text">
      <style:text-properties officeooo:rsid="00294529"/>
    </style:style>
    <style:style style:name="T98" style:family="text">
      <style:text-properties fo:color="#cc0000"/>
    </style:style>
    <style:style style:name="T99" style:family="text">
      <style:text-properties fo:color="#cc0000" fo:font-size="12pt" fo:font-style="normal" style:text-underline-style="none" fo:font-weight="bold" style:font-size-asian="12pt" style:font-style-asian="normal" style:font-weight-asian="bold" style:font-size-complex="12pt" style:font-style-complex="normal" style:font-weight-complex="bold"/>
    </style:style>
    <style:style style:name="T100" style:family="text">
      <style:text-properties officeooo:rsid="00337429"/>
    </style:style>
    <style:style style:name="T101" style:family="text">
      <style:text-properties officeooo:rsid="0033a428"/>
    </style:style>
    <style:style style:name="T102" style:family="text">
      <style:text-properties officeooo:rsid="003db12f"/>
    </style:style>
    <style:style style:name="T103" style:family="text">
      <style:text-properties officeooo:rsid="003f2f77"/>
    </style:style>
    <style:style style:name="T104" style:family="text">
      <style:text-properties officeooo:rsid="0044da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C classes and reaction mechanisms</text:p>
      <text:p text:style-name="P2">I thought I would go through the EC classes one more time thoroughly <text:span text:style-name="T103">to </text:span>(1) check we had not missed any important CHOP-reactions, (2) to see if there were any obvious biochemical patterns such as something like “all hydroxyl-group phosphorylations require an adjacent carbonyl group” <text:span text:style-name="T100">or if carboxylations can only occur on certain types of molecules (alpha-keto or beta-hydroxy for example?)</text:span> and <text:span text:style-name="T103">(3) </text:span>to read a bit more about the enzymatic reaction mechanisms. All reactions have only one substrate and one product, except for the cleavage reaction Bartek implemented in his latest network, and all compounds are <text:span text:style-name="T3">linear, non-branched molecules. </text:span><text:span text:style-name="T5">(Citrate and related compounds in TCA cycle are branched molecules, these will be important if we are to extend our analysis – Ilias' code can handle these </text:span><text:span text:style-name="T6">as well as </text:span><text:span text:style-name="T5">cyclic compounds – </text:span><text:span text:style-name="T6">he claims he could include chirality too</text:span><text:span text:style-name="T5">.</text:span> Expanding on this would introduce a more reaction classes; <text:span text:style-name="T101">would need to define the reaction mechanism in terms of operations on molecular SMILES strings since this is what Ilias' code uses</text:span>. </text:p>
      <text:p text:style-name="P2"/>
      <text:p text:style-name="P3">CHOP reactions.</text:p>
      <text:p text:style-name="P8"><text:span text:style-name="T9">EC 1: <text:s/>Oxidoreductases <text:s text:c="2"/><text:line-break/> <text:s text:c="2"/>EC 1.1: <text:s/>Acting on CH-OH groups<text:line-break/> <text:s text:c="5"/>EC 1.1.1: <text:s/>With NAD or NADP as acceptor <text:s text:c="8"/></text:span><text:span text:style-name="T14">( ~350 reactions )</text:span><text:span text:style-name="T10"><text:line-break/><text:line-break/></text:span><text:span text:style-name="T20"> <text:s text:c="2"/>* <text:s/>R-CH2(OH) <text:s text:c="2"/>+ nad <text:s text:c="2"/>--&gt; <text:s/>R-CHO <text:s text:c="2"/>+ nadh <text:s text:c="4"/></text:span><text:span text:style-name="T23">(+ H)</text:span><text:span text:style-name="T20"><text:line-break/> <text:s text:c="2"/>* <text:s/>R-CH(OH)-R' + nad <text:s text:c="2"/>--&gt; <text:s/>R-CO-R' + nadh <text:s text:c="4"/></text:span><text:span text:style-name="T23">(+ H)<text:line-break/></text:span><text:span text:style-name="T20"> <text:s text:c="2"/>* <text:s/>R-CH(OH)-r'-COOH + nad <text:s/>--&gt; <text:s/>R-CO-r'-H + co2 + nadh</text:span><text:span text:style-name="T37"><text:line-break/></text:span><text:span text:style-name="T44">(Si</text:span><text:span text:style-name="T40">multaneous decarboxylation: <text:s/>EC 1.1.1.38</text:span><text:span text:style-name="T42">-</text:span><text:span text:style-name="T40">42, 44, 83, </text:span><text:span text:style-name="T42">343, 351</text:span><text:span text:style-name="T40">. <text:s/>The<text:line-break/>r' here is </text:span><text:span text:style-name="T41">always</text:span><text:span text:style-name="T40"> a </text:span><text:span text:style-name="T50">single-carbon </text:span><text:span text:style-name="T40">group; </text:span><text:span text:style-name="T41">i.e. substrate always a beta-hydroxy acid – </text:span><text:span text:style-name="T46">see Walsh Chp 21 pg 678 “Isocitrate dehydrogenase”.</text:span><text:span text:style-name="T45">)</text:span><text:span text:style-name="T41"><text:line-break/></text:span><text:span text:style-name="T45">(</text:span><text:span text:style-name="T42">1.1.1.92, not included yet, is a </text:span><text:span text:style-name="T51">carboxylation</text:span><text:span text:style-name="T54">.</text:span><text:span text:style-name="T40"> </text:span><text:span text:style-name="T43">Only example I've seen</text:span><text:span text:style-name="T40">)<text:line-break/></text:span></text:p>
      <text:p text:style-name="Standard"><text:span text:style-name="T40"><text:s text:c="3"/></text:span><text:span text:style-name="T47">EC 1.2: <text:s/>Acting on aldehyde or oxo group<text:line-break/> <text:s text:c="5"/>EC 1.2.1: <text:s/>With NAD or NADP as acceptor <text:s text:c="9"/></text:span><text:span text:style-name="T52">( ~78 reactions )</text:span><text:span text:style-name="T47"><text:line-break/><text:line-break/></text:span><text:span text:style-name="T21"> <text:s text:c="2"/>* <text:s/>R-CHO <text:s/>+ <text:s/>nad <text:s/>+ h2o <text:s/>--&gt; <text:s/>R-COOH <text:s/>+ nadh<text:line-break/> <text:s text:c="2"/>* <text:s/>R-CHO <text:s/>+ <text:s/>nad <text:s/>+ pi <text:s text:c="4"/>--&gt; <text:s/>R-COp <text:s text:c="4"/>+ nadh </text:span><text:span text:style-name="T48"><text:s/><text:line-break/> <text:s text:c="6"/>(the only substrate this </text:span><text:span text:style-name="T49">2</text:span><text:span text:style-name="T76">nd</text:span><text:span text:style-name="T49"> reaction occurs for in KEGG </text:span><text:span text:style-name="T48">is G3P, EC 1.2.1.12, no others...)<text:line-break/> <text:s text:c="6"/>( EC 1.2.1.30 is a weird one – couples with nad-nadh and amp-atp.<text:line-break/> <text:s text:c="6"/></text:span><text:span text:style-name="T53">Read about the mechanism behind this </text:span><text:span text:style-name="T48">)<text:line-break/> <text:s text:c="2"/></text:span></text:p>
      <text:p text:style-name="Standard"><text:soft-page-break/><text:span text:style-name="T48"><text:s text:c="3"/></text:span><text:span text:style-name="T47">EC 1.3: <text:s/>Acting on CH-CH group<text:line-break/> <text:s text:c="5"/>EC 1.3.1: <text:s/>With NAD or NADP</text:span><text:span text:style-name="T48"> <text:s text:c="29"/></text:span><text:span text:style-name="T52"><text:s text:c="2"/>( ~98 reactions )</text:span><text:span text:style-name="T48"><text:line-break/><text:line-break/></text:span><text:span text:style-name="T38"> <text:s/></text:span><text:span text:style-name="T21"><text:s/>* <text:s/>R-CH2-CH2-R' <text:s/>+ nad <text:s/>--&gt; <text:s/>R-CH=CH-R' <text:s text:c="2"/>+ nadh</text:span><text:span text:style-name="T38"> <text:s text:c="4"/><text:line-break/> <text:s text:c="6"/></text:span><text:span text:style-name="T48">(seem to all be adjacent to a carboxyl group, EC 1.3.1.6, 31, 32</text:span><text:span text:style-name="T38"> </text:span><text:span text:style-name="T48">or <text:s text:c="3"/><text:line-break/> <text:s text:c="6"/>aldehyde, <text:s/>1.3.1.102 with exception of 1.3.1.69)<text:line-break/></text:span><text:span text:style-name="T38"><text:line-break/> <text:s text:c="2"/></text:span><text:span text:style-name="T21">* <text:s/>R-CH2-CH3 <text:s text:c="3"/>+ <text:s/>nad <text:s text:c="2"/>--&gt; <text:s text:c="3"/>R-CH=CH2 <text:s text:c="2"/>+ nadh</text:span><text:span text:style-name="T38"><text:line-break/> <text:s text:c="6"/></text:span><text:span text:style-name="T48">(Have only seen this occur in 1.3.1.71.)</text:span></text:p>
      <text:p text:style-name="Standard"><text:span text:style-name="T38"><text:s text:c="3"/></text:span><text:span text:style-name="T21">* <text:s/>R-CH(OH)-CH(OH)-R' <text:s text:c="2"/>+ <text:s/>nad <text:s text:c="2"/>--&gt; <text:s text:c="3"/>R-C(OH)=C(OH)-R' <text:s/>+ nadh</text:span><text:span text:style-name="T38"><text:line-break/> <text:s text:c="6"/></text:span><text:span text:style-name="T48">( Have only seen this occur in 1.3.1.66, in a cyclic compound )<text:line-break/> <text:s text:c="6"/>( Bartek may have incorrectly implemented class 1.3.1. This is not <text:line-break/> <text:s text:c="8"/>included but others, which I did not specify, are. Needs fixed. )</text:span></text:p>
      <text:p text:style-name="Standard"/>
      <text:p text:style-name="Standard"><text:span text:style-name="T9">EC 2: <text:s/>Transferases<text:line-break/> <text:s text:c="2"/>EC 2.1: <text:s/>Transferring 1-carbon groups<text:line-break/> <text:s text:c="2"/>EC 2.2: <text:s/>Transferring aldehyde or ketonic groups<text:line-break/> <text:s text:c="2"/>EC 2.3: <text:s/>Acyltransferases<text:line-break/></text:span><text:span text:style-name="T11">(all involve multiple internal substrates).<text:line-break/></text:span></text:p>
      <text:p text:style-name="Standard"><text:span text:style-name="T11"><text:s text:c="3"/></text:span><text:span text:style-name="T9">EC 2.7: <text:s/>Transferring phosphorus-containing groups<text:line-break/> <text:s text:c="6"/>EC 2.7.1: <text:s/>Alcohol group as acceptor <text:s text:c="15"/></text:span><text:span text:style-name="T14">( ~154 reactions )</text:span><text:span text:style-name="T9"><text:line-break/><text:line-break/></text:span><text:span text:style-name="T21"> <text:s text:c="2"/>* <text:s/>R-OH <text:s text:c="6"/>+ <text:s/>atp <text:s text:c="2"/>--&gt; <text:s/>R-p <text:s text:c="10"/>+ adp<text:line-break/> <text:s text:c="2"/>* <text:s/>R=Cp-R' <text:s/>+ <text:s/>adp <text:s/>--&gt; <text:s/>RH-CO-R' <text:s/>+ <text:s/>atp</text:span><text:span text:style-name="T11"> <text:s text:c="3"/><text:line-break/> <text:s text:c="5"/>(</text:span><text:span text:style-name="T15">pyruvate kinase, 2.7.1.40. Only one like this?</text:span><text:span text:style-name="T11">)</text:span></text:p>
      <text:p text:style-name="P2"><text:span text:style-name="T11">(This was the class that I was worried about from the referees comments, who said that <text:s/>COOH-CHp-CH2p + adp </text:span><text:span text:style-name="T2">--&gt;</text:span><text:span text:style-name="T11"> COOH-CHp-CH2(OH) + atp directly converts a phosphoester bond into a phosphanhydride bond and “to the best of my knowledge, with the exception of pyruvate kinase, such a reaction cannot be found in nature”. If I understand that correctly, then the reactions listed here hopefully support our inclusion of this reaction: </text:span><text:span text:style-name="T14">EC 2.7.1.13, 28, 30, 80 (+ in cyclic compounds e.g. 2.7.1.1, 14)</text:span><text:span text:style-name="T11">. <text:s/>That being said, I still do not understand the mechanisms behind this reaction and why, in nature, only certain hydroxyl groups are ever phosphorylated while others are not – </text:span><text:span text:style-name="T12">it may be due to proximity to </text:span><text:span text:style-name="T11">carbonyl groups, or due to the structure of the cyclic forms of certain compounds; i.e. </text:span><text:span text:style-name="T13">in nature, g</text:span><text:span text:style-name="T11">lucose is only ever phosphorylated at the 1- or 6-position. <text:s/>Maybe its not important, but we can discuss it when we next meet.)</text:span></text:p>
      <text:p text:style-name="Standard"><text:soft-page-break/><text:span text:style-name="T1"><text:line-break/></text:span><text:span text:style-name="T17"> <text:s text:c="6"/></text:span><text:span text:style-name="T19">EC 2.7.2: <text:s/>Carboxy group as acceptor <text:s text:c="17"/></text:span><text:span text:style-name="T14">( 13 reactions )</text:span><text:span text:style-name="T19"><text:line-break/><text:line-break/></text:span><text:span text:style-name="T15"> </text:span><text:span text:style-name="T26"><text:s text:c="2"/>* <text:s/>R-COOH <text:s/>+ <text:s/>atp <text:s/>--&gt; <text:s/>R-COp <text:s/>+ adp <text:s/></text:span><text:span text:style-name="T15"><text:s text:c="9"/><text:line-break/> <text:s text:c="6"/>(EC 2.7.2.2 is different, but probably not important)</text:span></text:p>
      <text:p text:style-name="Standard"><text:span text:style-name="T19"><text:s text:c="5"/>EC 2.7.3: <text:s/>N</text:span><text:span text:style-name="T18">itrogenous group as acceptor <text:s text:c="3"/></text:span><text:span text:style-name="T15"><text:line-break/> <text:s text:c="5"/></text:span><text:span text:style-name="T14">-NH-C(=NH)-NH2 + atp --&gt; -NH-C(=NH)-NH-P(=O)(OH)(OH) + adp</text:span><text:span text:style-name="T15"><text:line-break/> <text:s text:c="6"/>(PO3 group attaches directly to a nitrogen atom. Not needed for<text:line-break/> <text:s text:c="6"/>us. Plus some variants... )</text:span></text:p>
      <text:p text:style-name="P1"><text:span text:style-name="T19"><text:line-break/> <text:s text:c="4"/>EC 2.7.9: <text:s/>Paired acceptors <text:s text:c="38"/></text:span><text:span text:style-name="T14">( 5 reactions )<text:line-break/></text:span><text:span text:style-name="T15">(One phosphorylates selenium; others for “alpha-glucans” and “phosphoglucans” in starch metabolism)</text:span><text:span text:style-name="T14"><text:line-break/></text:span><text:span text:style-name="T15">(</text:span><text:span text:style-name="T16">Should these dikinase reactions be allowed to, in principle, replace ANY phosphorylation reaction? <text:s/>Current NOT the case in our code).</text:span><text:span text:style-name="T82"><text:line-break/></text:span><text:span text:style-name="T15"><text:line-break/></text:span><text:span text:style-name="T26"> <text:s text:c="4"/>* <text:s/>R=Cp-R' <text:s/>+ amp + pi <text:s text:c="3"/>--&gt; <text:s/>R-CO-R' + atp + h2o</text:span><text:span text:style-name="T24"><text:line-break/></text:span><text:span text:style-name="T26"> <text:s text:c="4"/>* <text:s/>R=Cp-R' <text:s/>+ amp + ppi <text:s/>--&gt; <text:s/>R-CO-R' + atp + pi</text:span></text:p>
      <text:p text:style-name="Standard">Generic dikinase reaction is: <text:s text:c="2"/>ATP + X + Y --&gt; AMP + X-p + Y-p. <text:s/>So in the case of <text:s/>EC 2.7.9.1 one of the acceptors is inorganic phosphate while in 2.7.9.2 it's water. <text:s/>Mechanism of pyruvate phosphate dikinase (I don't see an obvious reason why this couldn't replace any phosphorylation reaction in our network):<text:line-break/> <text:s text:c="3"/><text:line-break/> <text:s text:c="3"/>Enzyme <text:s text:c="6"/>+ <text:s text:c="2"/>ATP <text:s text:c="8"/>--&gt; <text:s text:c="2"/>Enzyme-<text:span text:style-name="T36">P</text:span><text:span text:style-name="T83">P <text:s text:c="2"/></text:span><text:span text:style-name="T39">+ AMP<text:line-break/> <text:s text:c="3"/>Enzyme-</text:span><text:span text:style-name="T36">P</text:span><text:span text:style-name="T83">P</text:span><text:span text:style-name="T39"> <text:s/>+ <text:s text:c="2"/>Pi <text:s text:c="11"/>--&gt; <text:s text:c="2"/>Enzyme-</text:span><text:span text:style-name="T36">P</text:span><text:span text:style-name="T39"> <text:s text:c="4"/>+ </text:span><text:span text:style-name="T83">P</text:span><text:span text:style-name="T39">Pi<text:line-break/> <text:s text:c="3"/>Enzyme-</text:span><text:span text:style-name="T36">P <text:s text:c="3"/></text:span><text:span text:style-name="T39">+ pyruvate <text:s text:c="2"/>--&gt; <text:s text:c="2"/>Enzyme <text:s text:c="7"/>+ </text:span><text:span text:style-name="T36">P</text:span><text:span text:style-name="T39">-enolpyruvate</text:span></text:p>
      <text:p text:style-name="Standard"/>
      <text:p text:style-name="Standard"><text:span text:style-name="T85">EC 3: <text:s/>Hydrolases<text:line-break/> <text:s text:c="3"/>EC 3.1: <text:s/>Acting on ester bonds<text:line-break/> <text:s text:c="7"/>EC 3.1.1: <text:s/>Carboxylic Ester Hydrolases <text:s text:c="3"/><text:line-break/> <text:s text:c="3"/></text:span><text:span text:style-name="T86">(We have no esters in our network)</text:span><text:span text:style-name="T87"><text:line-break/></text:span><text:span text:style-name="T85"><text:line-break/> <text:s text:c="7"/>EC 3.1.3: <text:s/></text:span><text:span text:style-name="T84">Phosphoric Monoester Hydrolases</text:span></text:p>
      <text:p text:style-name="Standard"><text:span text:style-name="T30"><text:s text:c="8"/></text:span><text:span text:style-name="T34">* <text:s/>R-p <text:s/>+ <text:s/>h2o <text:s/>--&gt; <text:s/>R-OH <text:s/>+ pi</text:span></text:p>
      <text:p text:style-name="Standard"><text:span text:style-name="T31"><text:s text:c="9"/></text:span><text:span text:style-name="T56">EC 3.6.1: <text:s/>In Phosphorus-Containing Anhydrides<text:line-break/><text:line-break/> <text:s text:c="6"/></text:span><text:span text:style-name="T31">* R-COp --&gt; R-COOH + </text:span><text:span text:style-name="T32">p</text:span><text:span text:style-name="T31">i</text:span></text:p>
      <text:p text:style-name="Standard"/>
      <text:p text:style-name="Standard"><text:soft-page-break/><text:span text:style-name="T85">EC 4: <text:s/>Lyases<text:line-break/> <text:s text:c="3"/>EC 4.1: <text:s/>Carbon-carbon lyases<text:line-break/> <text:s text:c="7"/>EC 4.1.1: <text:s/>Carboxy-lyases <text:s text:c="37"/></text:span><text:span text:style-name="T4">( 98 reactions )</text:span><text:span text:style-name="T85"><text:line-break/><text:line-break/></text:span><text:span text:style-name="T30"> <text:s text:c="2"/></text:span><text:span text:style-name="T31">* <text:s/>R-COOH <text:s/>+ h2o <text:s/>--&gt; <text:s/>R-H <text:s/>+ <text:s/>co2</text:span><text:span text:style-name="T86"><text:line-break/> <text:s text:c="7"/>( straight decarboxylation )<text:line-break/><text:line-break/></text:span><text:span text:style-name="T31"> <text:s text:c="2"/>* <text:s/>COOH-R-CO-R' <text:s/>+ <text:s/>pi <text:s text:c="4"/>--&gt; <text:s/>R=Cp-R' <text:s text:c="13"/>+ co2<text:line-break/> <text:s text:c="2"/>* <text:s/>COOH-R-CO-R' <text:s/>+ <text:s/>atp <text:s text:c="2"/>--&gt; <text:s/>R=Cp-R' <text:s/>+ adp <text:s/>+ co2</text:span><text:span text:style-name="T86"><text:line-break/> <text:s text:c="5"/>( joint phosphorylation and decarboxylation. Goes through enol intermediate<text:line-break/> <text:s text:c="5"/>hence necessity of carbonyl group. Does R' need to be -COOH? The only <text:s text:c="2"/><text:line-break/> <text:s text:c="5"/>substrate I see these reactions for is oxaloacetate, generating PEP. See EC <text:line-break/> <text:s text:c="5"/>4.1.1.31, 32, 38, 49. <text:s/>NO OTHERS? )</text:span></text:p>
      <text:p text:style-name="Standard"><text:span text:style-name="T7"><text:line-break/></text:span><text:span text:style-name="T8">EC 4.1.1.33 is an ATP-driven decarboxylation:<text:line-break/> <text:s text:c="2"/>* <text:s/>R-CH2-COOH <text:s/>+ atp <text:s/>--&gt; <text:s/>R-CH3 + adp + pi + co2<text:line-break/>we do not currently include this.</text:span><text:span text:style-name="T7"> </text:span><text:span text:style-name="T8">It is the only example I have seen.</text:span></text:p>
      <text:p text:style-name="P4"><text:s/></text:p>
      <text:p text:style-name="Standard"><text:span text:style-name="T86"><text:s text:c="8"/></text:span><text:span text:style-name="T85">EC 4.1.2: <text:s/>Aldehyde-lyases<text:line-break/></text:span><text:span text:style-name="T86">This is our “cleavage reaction” -- involves multiple substrates. If we include this, should we not include all reactions that involve more than one internal metabolite? NOT NECESSARY FOR THE PAPER ANYWAY...<text:line-break/><text:line-break/> <text:s text:c="2"/>* <text:s/>4.1.2.4, <text:s/>4.1.2.9, <text:s/>4.1.2.14 (missing hydrogen?), <text:s/>4.1.2.17, <text:line-break/></text:span></text:p>
      <text:p text:style-name="Standard"><text:span text:style-name="T86"><text:line-break/> <text:s text:c="7"/></text:span><text:span text:style-name="T85">EC 4.1.3: <text:s/>Oxo-acid lyases<text:line-break/><text:line-break/></text:span><text:span text:style-name="T86"> <text:s text:c="2"/>* <text:s/>4.1.3.16, <text:s/>4.1.3.32</text:span></text:p>
      <text:p text:style-name="Standard"><text:line-break/> <text:s text:c="3"/><text:span text:style-name="T85">EC 4.2: <text:s/>Carbon-oxygen lyases<text:line-break/> <text:s text:c="7"/>EC 4.2.1: <text:s/>Hydro-lyases <text:s text:c="41"/></text:span><text:span text:style-name="T4">( ~133 reactions )</text:span><text:span text:style-name="T85"><text:line-break/><text:line-break/></text:span><text:span text:style-name="T30"> <text:s text:c="2"/></text:span><text:span text:style-name="T31">* <text:s/>R(H)-(OH)R' <text:s text:c="4"/>--&gt; <text:s text:c="2"/>R=R' <text:s text:c="9"/>+ h2o<text:line-break/> <text:s text:c="2"/>* <text:s/>R(OH)-(OH)R' <text:s text:c="2"/>--&gt; <text:s text:c="2"/>R(=O)-R' <text:s text:c="3"/>+ h2o</text:span></text:p>
      <text:p text:style-name="Standard"><text:span text:style-name="T86">( Two possibilities for this second reaction – see EC 4.2.1.28, 4.2.1.39 – it is the hydrogen from the hydroxyl group that is lost, thus creating a C=O double bond and NOT a C=C double bond as in the top reaction. </text:span><text:span text:style-name="T8">If we look at the 2 reactions carried out by EC 4.2.1.30 on glycerol, there is another weird reaction in which the 2 groups involved are not adjacent: CH2(OH)-CH(OH)-CH2(OH) <text:s/>--&gt; <text:s/>CH3-CH(OH)-CHO + h2o </text:span><text:span text:style-name="T86"><text:s/>) </text:span></text:p>
      <text:p text:style-name="Standard"><text:span text:style-name="T86"><text:s text:c="3"/></text:span><text:span text:style-name="T31"><text:s/>* <text:s/>R-CH(OH)-COOH <text:s text:c="2"/>--&gt; <text:s/>R(=O)-CHO <text:s/>+ h2o </text:span><text:span text:style-name="T86"><text:s/></text:span></text:p>
      <text:p text:style-name="P4"><text:soft-page-break/>( Loss of the OH from the carboxyl group. <text:s/>See EC 4.2.1.130 )</text:p>
      <text:p text:style-name="Standard"><text:span text:style-name="T58">( </text:span><text:span text:style-name="T61">I think when Bartek's code searches for a “(OH)” group, he treats the COOH group as containing a hydroxyl since it has “OH”. Is this accurate? <text:s/>See note under 5.4.2 too )</text:span></text:p>
      <text:p text:style-name="Standard"/>
      <text:p text:style-name="Standard"><text:span text:style-name="T86"><text:s text:c="3"/></text:span><text:span text:style-name="T85">EC 4.3: <text:s/>Carbon-nitrogen lyases<text:line-break/> </text:span><text:span text:style-name="T86"><text:s text:c="3"/></text:span><text:span text:style-name="T85"><text:s text:c="3"/>EC 4.3.1: <text:s/>Ammonia-Lyases<text:line-break/> <text:s text:c="6"/>EC 4.3.2: <text:s/>Lyases acting on Amides, Amidines, etc<text:line-break/> <text:s text:c="6"/>EC 4.3.3: <text:s/>Amine-Lyases</text:span></text:p>
      <text:p text:style-name="Standard"/>
      <text:p text:style-name="Standard"/>
      <text:p text:style-name="Standard"><text:span text:style-name="T85">EC 5: <text:s/></text:span><text:span text:style-name="T7">Isomerases<text:line-break/> <text:s text:c="3"/>EC 5.3: <text:s/></text:span><text:span text:style-name="T56">Intramolecular Oxidoreductases<text:line-break/> <text:s text:c="7"/>EC 5.3.1: <text:s/>Interconverting Aldoses and Ketoses <text:s text:c="6"/></text:span><text:span text:style-name="T61">( 26 reactions )</text:span><text:span text:style-name="T56"><text:line-break/><text:line-break/> <text:s/></text:span><text:span text:style-name="T30"><text:s/></text:span><text:span text:style-name="T31">* <text:s/>R-CO-CH2(OH) <text:s/>-&gt; <text:s/>R-CH(OH)-CHO</text:span><text:span text:style-name="T58"><text:line-break/>( This is a reaction that can convert between 5- and 6-member-ring sugars? EC 5.3.1.27 is wei</text:span><text:span text:style-name="T60">r</text:span><text:span text:style-name="T58">d; it is a ketose-ketose isomerisation I think. )<text:line-break/><text:line-break/> <text:s text:c="7"/></text:span><text:span text:style-name="T56">EC 5.3.2: <text:s/>Interconverting Keto- and Enol-Groups <text:s text:c="4"/></text:span><text:span text:style-name="T61">( 8 reactions )</text:span><text:span text:style-name="T56"><text:line-break/></text:span><text:span text:style-name="T58">( Tautomerisation )</text:span><text:span text:style-name="T56"><text:line-break/><text:line-break/></text:span><text:span text:style-name="T31"> <text:s text:c="2"/>* <text:s/>R=C(OH)-R' <text:s/>--&gt; <text:s/>RH-CO-R'<text:line-break/> <text:s text:c="2"/>* <text:s/>R=CH(OH) <text:s text:c="3"/>--&gt; <text:s/>RH-CHO</text:span></text:p>
      <text:p text:style-name="Standard"><text:span text:style-name="T58"><text:line-break/> <text:s text:c="6"/></text:span><text:span text:style-name="T56">EC 5.3.3: <text:s/>Transposing C=C double bonds<text:line-break/></text:span><text:span text:style-name="T58">(see EC 5.3.3.6, <text:s/>5.3.3.7 – not sure it's applicable to linear compounds...)</text:span></text:p>
      <text:p text:style-name="Standard"/>
      <text:p text:style-name="Standard"><text:span text:style-name="T85"><text:s text:c="3"/>EC 5.4: <text:s/>Itramolecular transferases<text:line-break/></text:span><text:span text:style-name="T58"> <text:s text:c="6"/></text:span><text:span text:style-name="T56">EC 5.4.2: <text:s/>Phosphotransferases <text:s text:c="35"/></text:span><text:span text:style-name="T61">( 11 reactions )</text:span><text:span text:style-name="T56"><text:line-break/><text:line-break/></text:span><text:span text:style-name="T31"> <text:s text:c="2"/>* <text:s/>R-CH(OH)-CH2p <text:s/>--&gt; <text:s/>R-CHp-CH2(OH)<text:line-break/> <text:s text:c="2"/>* <text:s/>R=C(OH)-CH2p <text:s/>--&gt; <text:s/>R=Cp-CH2(OH)<text:line-break/> <text:s text:c="2"/>* <text:s/>R-CHp-COOH <text:s/>--&gt; <text:s/>R-CH(OH)-COp<text:line-break/> <text:s text:c="2"/>* <text:s/>R=Cp-COOH <text:s/>--&gt; <text:s/>R=C(OH)-COp</text:span><text:span text:style-name="T58"><text:line-break/></text:span></text:p>
      <text:p text:style-name="P5">( See EC 5.4.2.2: glucose-1-phosphate to glucose-6-phosphate. C1 and C6 positions are spatially close in cyclic form but not in linear form. <text:span text:style-name="T96">N</text:span>eed to tak<text:span text:style-name="T96">e</text:span> these cyclic molecules into account if we are to expand our network. )</text:p>
      <text:p text:style-name="P5"><text:soft-page-break/>( 3 of these 11 reactions act on glucose, 2 on phosphoglycerate )<text:line-break/><text:line-break/>( EC 5.4.2.9 involves a phosphono group )</text:p>
      <text:p text:style-name="Standard"><text:span text:style-name="T58"><text:s text:c="6"/></text:span><text:span text:style-name="T56">EC <text:s/>5.4.4: <text:s text:c="2"/>Transferring Hydroxy Groups<text:line-break/></text:span><text:span text:style-name="T58">( Always seems to be in cyclic compounds )</text:span></text:p>
      <text:p text:style-name="Standard"/>
      <text:p text:style-name="Standard"><text:span text:style-name="T58"/></text:p>
      <text:p text:style-name="P6">EC 6: <text:s/>Ligases</text:p>
      <text:p text:style-name="Standard"><text:span text:style-name="T85"><text:s text:c="4"/>EC 6.3: <text:s/></text:span><text:span text:style-name="T56">Forming Carbon-Nitrogen Bonds<text:line-break/> <text:s text:c="7"/>EC 6.3.1: </text:span><text:span text:style-name="T62">Acid-Ammonia (or Amine) Ligases (Amide Synthases)<text:line-break/> <text:s text:c="7"/>EC 6.3.2: Acid—Amino-Acid Ligases (Peptide Synthases)</text:span></text:p>
      <text:p text:style-name="Standard"><text:span text:style-name="T62"><text:line-break/></text:span><text:span text:style-name="T85"><text:line-break/> <text:s text:c="3"/>EC 6.4: <text:s/></text:span><text:span text:style-name="T55">Forming Carbon—Carbon Bonds<text:line-break/> <text:s text:c="7"/>EC 6.4.1: <text:s/></text:span><text:span text:style-name="T56">Ligases that form carbon-carbon bonds <text:s text:c="8"/></text:span><text:span text:style-name="T61">( 8 reactions )</text:span><text:span text:style-name="T56"><text:line-break/><text:line-break/></text:span><text:span text:style-name="T30"> <text:s text:c="3"/></text:span><text:span text:style-name="T58">* <text:s/>R-H <text:s/>+ co2 <text:s/>+ <text:s/>atp <text:s/>--&gt; <text:s/>R-COOH <text:s/>+ adp + <text:s/>pi</text:span><text:span text:style-name="T30"> </text:span><text:span text:style-name="T56"><text:s text:c="2"/></text:span><text:span text:style-name="T57">## no longer included, see below <text:s/>#############<text:line-break/></text:span></text:p>
      <text:p text:style-name="Standard"><text:span text:style-name="T58">Observations for EC 6.4.1:</text:span><text:span text:style-name="T56"><text:line-break/><text:line-break/> <text:s text:c="2"/></text:span><text:span text:style-name="T58">Substrates contain -CO-COOH or CO-S-CoA, except IN 6.4.1.8 and 6.4.1.6.<text:line-break/> <text:s text:c="2"/>[Walsh; pg 716] confirms this by stating that the “specific substrates are either <text:line-break/> <text:s text:c="2"/></text:span><text:span text:style-name="T61">alpha-keto acid</text:span><text:span text:style-name="T58">s, acyl-CoA thioesters, or urea”.</text:span><text:span text:style-name="T56"><text:line-break/> <text:s text:c="2"/><text:line-break/> <text:s text:c="2"/></text:span><text:span text:style-name="T58">All carboxylations occur on a CH3- or -CH2- group. In addition, these groups are<text:line-break/> <text:s text:c="2"/>adjacent to a carbonly C=O in all except 6.4.1.4 and 6.4.1.5, BUT, all <text:line-break/> <text:s text:c="2"/>substrates do contain a carbonyl group... </text:span><text:span text:style-name="T59">is this important?</text:span><text:span text:style-name="T56"><text:line-break/><text:line-break/> <text:s/></text:span><text:span text:style-name="T58"><text:s/>This class is small, and has a couple weird reactions too – see EC 6.4.1.6 which<text:line-break/> <text:s text:c="2"/>doubly-dephosphorylates ATP and 6.4.1.8 which singly-dephosphorylates 2 ATP<text:line-break/> <text:s text:c="2"/>molecules. )<text:line-break/><text:line-break/> <text:s text:c="2"/>EC 6.4.1.3 and .7 see the COOH added to a non-end-group, resulting in <text:s/><text:line-break/> <text:s text:c="2"/>branched molecule ). <text:s text:c="5"/>EC 6.4.1.[2-5] all involve CoA. <text:s text:c="2"/></text:span><text:s text:c="2"/>Need 6.4.1.1 for the textbook gluconeogenesis</text:p>
      <text:p text:style-name="P7"><text:span text:style-name="T97">If we restrict to only alpha-keto acids, 6.4.1 would be:<text:line-break/><text:line-break/></text:span> <text:s text:c="4"/><text:span text:style-name="T98">* RH-CO-COOH + co2 + atp <text:s/>--&gt; <text:s/>COOH-R-CO-COOH + adp + pi<text:line-break/></text:span><text:line-break/><text:span text:style-name="T75">Where it might be the case that R must be an alykyl group?? CH3, or CH2...</text:span></text:p>
      <text:p text:style-name="P17">Reaction summary</text:p>
      <text:p text:style-name="P9"/>
      <text:p text:style-name="P21"><text:span text:style-name="T33">1.1.1<text:tab/></text:span><text:span text:style-name="T22"> <text:s text:c="2"/>* <text:s/>R-CH2(OH) <text:s text:c="2"/>+ nad <text:s text:c="2"/>--&gt; <text:s/>R-CHO <text:s text:c="2"/>+ nadh <text:s text:c="4"/></text:span><text:span text:style-name="T25">(+ H)</text:span><text:span text:style-name="T22"><text:line-break/> <text:s text:c="11"/>* <text:s/>R-CH(OH)-R' + nad <text:s text:c="2"/>--&gt; <text:s/>R-CO-R' + nadh <text:s text:c="4"/></text:span><text:span text:style-name="T25">(+ H)<text:line-break/></text:span><text:span text:style-name="T22"> <text:s text:c="11"/>* <text:s/>R-CH(OH)-r'-COOH + nad <text:s/>--&gt; <text:s/>R-CO-r'-H + co2 + nadh<text:line-break/>1.2.1<text:tab/> <text:s text:c="2"/>* <text:s/>R-CHO <text:s/>+ <text:s/>nad <text:s/>+ h2o <text:s/>--&gt; <text:s/>R-COOH <text:s/>+ nadh<text:line-break/> <text:s text:c="11"/>* <text:s/>R-CHO <text:s/>+ <text:s/>nad <text:s/>+ pi <text:s text:c="4"/>--&gt; <text:s/>R-COp <text:s text:c="4"/>+ nadh </text:span><text:span text:style-name="T48"><text:line-break/></text:span><text:span text:style-name="T22">1.3.1<text:tab/> <text:s text:c="2"/>* <text:s/>R-CH2-CH2-R' <text:s/>+ nad <text:s/>--&gt; <text:s/>R-CH=CH-R' <text:s text:c="2"/>+ nadh <text:line-break/><text:line-break/>2.7.1 <text:s text:c="3"/>* <text:s/>R-OH <text:s text:c="6"/>+ <text:s/>atp <text:s text:c="2"/>--&gt; <text:s/>R-p <text:s text:c="10"/>+ adp<text:line-break/> <text:s text:c="11"/>* <text:s/>R=Cp-R' <text:s/>+ <text:s/>adp <text:s/>--&gt; <text:s/>RH-CO-R' <text:s/>+ <text:s/>atp<text:line-break/>2.7.2 <text:s text:c="2"/></text:span><text:span text:style-name="T27"><text:s/>* <text:s/>R-COOH <text:s/>+ <text:s/>atp <text:s/>--&gt; <text:s/>R-COp <text:s/>+ adp <text:line-break/>2.7.9 <text:s text:c="3"/>* <text:s/>R=Cp-R' <text:s/>+ amp + pi <text:s text:c="3"/>--&gt; <text:s/>R-CO-R' + atp + h2o</text:span><text:span text:style-name="T25"><text:line-break/> <text:s text:c="10"/></text:span><text:span text:style-name="T27"><text:s/>* <text:s/>R=Cp-R' <text:s/>+ amp + ppi <text:s/>--&gt; <text:s/>R-CO-R' + atp + pi<text:line-break/><text:line-break/>3.1.3 <text:s text:c="3"/>* <text:s/>R-p <text:s/>+ <text:s/>h2o <text:s/>--&gt; <text:s/>R-OH <text:s/>+ pi<text:line-break/>3.6.1 <text:s text:c="3"/>* <text:s/>R-COp + h2o --&gt; R-COOH + pi<text:line-break/><text:line-break/>4.1.1 <text:s text:c="3"/>* <text:s/>R-COOH <text:s/>+ h2o <text:s/>--&gt; <text:s/>R-H <text:s/>+ <text:s/>co2<text:line-break/> <text:s text:c="11"/>* <text:s/>COOH-R-CO-R' <text:s/>+ <text:s text:c="2"/>pi <text:s text:c="3"/>--&gt; <text:s/>C(R'R'')=Cp-R <text:s/>+ co2<text:line-break/> <text:s text:c="11"/>* <text:s/>COOH-R-CO-R' <text:s/>+ <text:s/>atp <text:s/>--&gt; <text:s/>C(R'R'')=Cp-R + adp + co2<text:line-break/>4.2.1 <text:s text:c="3"/>* <text:s/>R(H)-(OH)R' <text:s text:c="4"/>--&gt; <text:s text:c="2"/>R=R' <text:s text:c="9"/>+ h2o<text:line-break/> <text:s text:c="11"/>* <text:s/>R(OH)-(OH)R' <text:s text:c="2"/>--&gt; <text:s text:c="2"/>R(=O)-R' <text:s text:c="3"/>+ h2o<text:line-break/> <text:s text:c="11"/>* <text:s/>R(OH)-COOH <text:s text:c="2"/>--&gt; <text:s/>R(=O)-CHO <text:s/>+ h2o <text:s/><text:line-break/><text:line-break/>5.3.1 <text:s text:c="3"/>* <text:s/>R-CO-CH2(OH) <text:s/>-&gt; <text:s/>R-CH(OH)-CHO<text:line-break/>5.3.2 <text:s text:c="3"/>* <text:s/>R=C(OH)-R' <text:s/>--&gt; <text:s/>RH-CO-R'<text:line-break/> <text:s text:c="11"/>* <text:s/>R=CH(OH) <text:s text:c="3"/>--&gt; <text:s/>RH-CHO<text:line-break/>5.4.2 <text:s text:c="3"/>* <text:s/>R-CH(OH)-CH2p <text:s/>--&gt; <text:s/>R-CHp-CH2(OH)<text:line-break/> <text:s text:c="11"/>* <text:s/>R=C(OH)-CH2p <text:s/>--&gt; <text:s/>R=Cp-CH2(OH)<text:line-break/> <text:s text:c="11"/>* <text:s/>R-CHp-COOH <text:s/>--&gt; <text:s/>R-CH(OH)-COp<text:line-break/> <text:s text:c="11"/>* <text:s/>R=Cp-COOH <text:s/>--&gt; <text:s/>R=C(OH)-COp<text:line-break/><text:line-break/>6.4.1 <text:s text:c="3"/></text:span><text:span text:style-name="T79">* <text:s/>R-H <text:s/>+ co2 <text:s/>+ <text:s/>atp <text:s/>--&gt; <text:s/>R-COOH <text:s/>+ adp + <text:s/>pi </text:span><text:span text:style-name="T80"><text:s text:c="2"/>(</text:span><text:span text:style-name="T81">currently implemented only </text:span><text:span text:style-name="T80">as below)</text:span><text:span text:style-name="T27"><text:line-break/> <text:s text:c="11"/>* <text:s/>RH-</text:span><text:span text:style-name="T28">CO-</text:span><text:span text:style-name="T29">COOH</text:span><text:span text:style-name="T27"> <text:s/>+ co2 <text:s/>+ <text:s/>atp <text:s/>--&gt; <text:s/></text:span><text:span text:style-name="T29">COOH-R-CO-COOH</text:span><text:span text:style-name="T27"> <text:s/>+ <text:line-break/> <text:s text:c="79"/>adp + <text:s/>pi </text:span></text:p>
      <text:p text:style-name="P9"/>
      <text:p text:style-name="P12"><text:line-break/></text:p>
      <text:p text:style-name="P9"/>
      <text:p text:style-name="P23"><text:span text:style-name="T88">Some <text:s/>general points or questions:</text:span></text:p>
      <text:p text:style-name="P22">Ketenes, C=C=O, and enols, C=C(OH) are included but tend to be very unstable in solution.</text:p>
      <text:p text:style-name="P9">Note that any form of gluconeogenesis uses a reaction from a small class. PPS / PPDK come from <text:span text:style-name="T104">EC </text:span>2.7.9, <text:span text:style-name="T104">a</text:span> class of 5 reactions, while the textbook 6.4.1.1 comes from a class of only 8 reactions. Anything interesting in this observation? Glycolysis evovled with more common reaction types, and once the <text:span text:style-name="T104">path</text:span> skeleton was there glucone<text:span text:style-name="T104">o</text:span>genesis evolved more complicated enzyme mechanisms to by pass pyruvate-pep step allowing it to make use of the glycolytic enzymes already present? </text:p>
      <text:p text:style-name="P9"><text:span text:style-name="T89">(1) </text:span><text:span text:style-name="T88"><text:s/>Wikipedia:</text:span> “In biochemistry, a <text:span text:style-name="T85">ligase</text:span> <text:span text:style-name="T85">(EC 6)</text:span> is an enzyme that can catalyze the joining of two large molecules by forming a new chemical bond, usually with accompanying hydrolysis of a small chemical group dependent to one of the larger molecules or the enzyme catalyzing the linking together of two compounds, e.g., enzymes that catalyze joining of C-O, C-S, C-N, etc. In general, a ligase catalyzes the following reaction:</text:p>
      <text:p text:style-name="P11">Ab + C → A–C + b, <text:s/>or sometimes <text:s/>Ab + cD → A–D + b + c,</text:p>
      <text:p text:style-name="P11">where the lowercase letters signify the small, dependent groups. Ligase can join two complementary fragments of nucleic acid and repair single stranded breaks that arise in double stranded DNA during replication.”<text:line-break/><text:line-break/>A <text:span text:style-name="T85">l</text:span><text:span text:style-name="T56">yase (EC 4)</text:span><text:span text:style-name="T58"> is an enzyme that catalyzes the breaking (an "elimination" reaction) of various chemical bonds by means other than hydrolysis (a "substitution" reaction) and oxidation, often forming a new double bond or a new ring structure. For example, an enzyme that catalyzed this reaction would be a lyase:</text:span></text:p>
      <text:p text:style-name="List_20_Contents">ATP → cAMP + PP<text:span text:style-name="T90">i</text:span> </text:p>
      <text:p text:style-name="Text_20_body">Lyases differ from other enzymes in that they require only one substrate for the reaction in one direction, but two substrates for the reverse reaction.<text:line-break/></text:p>
      <text:p text:style-name="P18">Both of these reactions convert pyruvate and oxaloacetate:</text:p>
      <text:p text:style-name="P19">4.1.1.1: <text:s text:c="3"/>COOH-CH2-CO-COOH <text:s text:c="11"/>--&gt; <text:s text:c="2"/>CH3-CO-COOH <text:s text:c="11"/>+ co2 <text:s/></text:p>
      <text:p text:style-name="P13">6.4.1.1: <text:s text:c="3"/>CH3-CO-COOH + atp + co2 <text:s text:c="2"/>--&gt; <text:s text:c="2"/>COOH-CH2-CO-COOH + adp + pi<text:line-break/> <text:s text:c="2"/>( see “pyruvate carboxylase” - very complicated mechanism )</text:p>
      <text:p text:style-name="P9"/>
      <text:p text:style-name="P9"><text:span text:style-name="T66">(2) </text:span><text:span text:style-name="T63"><text:s/>In KEGG, no intermediate metabolite has more than 2 phosphate groups</text:span></text:p>
      <text:p text:style-name="P9"/>
      <text:p text:style-name="P16"><text:span text:style-name="T73">Walsh: “Enzymatic reaction mechanisms”<text:line-break/></text:span><text:span text:style-name="T67">1979, <text:s/>ISBN:0-1767-0070-0</text:span></text:p>
      <text:p text:style-name="P10"><text:span text:style-name="T63"><text:line-break/></text:span><text:span text:style-name="T68">Chapter 21</text:span><text:span text:style-name="T67">:</text:span><text:span text:style-name="T63"> <text:s/></text:span><text:span text:style-name="T66">Enzyme-Catalyzed Decarboxylations</text:span><text:span text:style-name="T63">. <text:s text:c="2"/><text:line-break/><text:line-break/>There are 3 common types of organic acids that undergo enzyme-catalyzed decarboxylations:<text:line-break/><text:line-break/>- <text:s/></text:span><text:span text:style-name="T91">beta-keto acids;</text:span><text:span text:style-name="T63"> <text:s text:c="11"/>i.e. <text:s/>COOH-r-CO-R <text:s/>--&gt; <text:s/>rH-CO-R <text:s/>+ co2<text:line-break/>- <text:s/></text:span><text:span text:style-name="T91">beta-hydroxy acids;</text:span><text:span text:style-name="T63"> <text:s text:c="5"/>i.e. <text:s/>COOH-r-C(OH)xx-R <text:s text:c="2"/>--&gt; <text:s/>rH-COxx-R<text:line-break/>- <text:s/></text:span><text:span text:style-name="T91">alpha-keto acids.</text:span><text:span text:style-name="T63"> <text:s text:c="9"/>i.e. <text:s/>COOH-CO-R <text:s/>--&gt; <text:s/>CHO-R<text:line-break/><text:line-break/></text:span><text:span text:style-name="T91">i.e. Is our 4.1.1 reaction too general? </text:span><text:span text:style-name="T92">(As well as 6.4.1 and 1.1.1??)</text:span><text:span text:style-name="T63"><text:line-break/></text:span></text:p>
      <text:p text:style-name="P10"><text:span text:style-name="T71">Should '</text:span><text:span text:style-name="T69">r</text:span><text:span text:style-name="T71">' thus be required to always be </text:span><text:span text:style-name="T69">a 1-carbon group?<text:line-break/>Does r have to be a hydrocarbon group? <text:s/><text:line-break/>Note that in the beta-hydroxy acid, the hydroxyl group is reduced to a carbonyl. </text:span><text:span text:style-name="T71">That is, there is some initial oxidation to yield a beta-keto substrate upon which the decarboxylation occurs... </text:span></text:p>
      <text:p text:style-name="P9"><text:span text:style-name="T63">Page 679: alpha-keto acids do not decarboxylate as readily as beta-keto acids. Thus, considering CH2(COOH)-CH(COOH)-CO(COOH), it should be the central COOH group that is lost.<text:line-break/>Page 800-801: suggests to me that this is reversed for amino acids, where the alpha-carboxyl group is more readily removed than the beta-carboxylate?<text:line-break/></text:span><text:span text:style-name="T69"><text:line-break/></text:span><text:span text:style-name="T63">Page 667 + 683: <text:s/>alpha-keto acids cannot stabilize carbanions developing during decarboxylation, and these enzymatic decarboxylations require an organic coenzyme (thiamine pyrophosphate).</text:span></text:p>
      <text:p text:style-name="P9"><text:span text:style-name="T69">Should we worry about the above 3 conditions then, or just assume that some mechanism could potentially evolve for any carboxylic acid? </text:span><text:span text:style-name="T70">They do not seem to be impossible, just not the favoured reaction, but an enzyme could potentially exist that changes this?</text:span></text:p>
      <text:p text:style-name="P13">Page 690: discussion of oxidative decarboxylations of alpha-keto acids and the “dehydrogenase complexes” that carry them out.</text:p>
      <text:p text:style-name="P13">Page 696: Pyruvate oxidase; <text:s/>CH3-CO-COOH --&gt; CH3-COOH (decarboxylation followed by oxidation of carbonyl group using FAD). This is EC xxx, a single enzyme.</text:p>
      <text:p text:style-name="P14">Pg 681; pigeon-liver malate enzyme has 5 detectable catalytic activities: some straight <text:span text:style-name="T102">oxidation</text:span>, some straight decarboxylation, some coupled!</text:p>
      <text:p text:style-name="P9"/>
      <text:p text:style-name="P9"><text:soft-page-break/><text:span text:style-name="T68">Chapter 22:</text:span><text:span text:style-name="T72"> <text:s/></text:span><text:span text:style-name="T66">Enzymatic carboxylations </text:span><text:span text:style-name="T63"><text:line-break/><text:line-break/></text:span><text:span text:style-name="T69">A given carboxylase will carboxylate only CO2 or HCO3-.</text:span><text:span text:style-name="T63"> For example, PEP </text:span><text:bookmark text:name="firstHeading"/><text:span text:style-name="T74">carboxykinase (diphosphate), EC 4.1.1.38, uses CO2, wherease pyruvate carboxylase, EC 6.4.1.1, uses HCO3-.</text:span></text:p>
      <text:p text:style-name="P15">How important is this for us? What does this mean for the reaction free energy calculations?</text:p>
      <text:p text:style-name="P9"><text:span text:style-name="T74">4 categories (defined in this chapter at least):<text:line-break/><text:line-break/>- <text:s/>Enzymes that carboxylate PEP (See our 4.1.1 rxns; “the commona active <text:line-break/> <text:s text:c="2"/>species in these three enzymatic reactions is the enol form of pyruvate, bound<text:line-break/> <text:s text:c="2"/>and stabilized at the active site of each enzyme”, pg 705. )<text:line-break/>- <text:s/>Biotin-requiring ones, which carboxylate </text:span><text:span text:style-name="T94">alpha-keto acids</text:span><text:span text:style-name="T95"> </text:span><text:span text:style-name="T74">or acyl-CoA<text:line-break/> <text:s text:c="2"/>( These are the EC 6.4.1 we are interested in )<text:line-break/>- <text:s/>see page 705 for the other 2.</text:span></text:p>
      <text:p text:style-name="P13">Pg 720: All biotin-dependent carboxylases are multimeric species</text:p>
      <text:p text:style-name="P13">Page 725: Describes “transcarboxylase”; a variation among biotin-containing carboxylases that does not use ATP or HCO3-, but transfers a CO2 moeity between the acyl-CoA and alpha-keto acid substrates.</text:p>
      <text:p text:style-name="P9"/>
      <text:p text:style-name="P9"><text:span text:style-name="T68">Chapter 17:</text:span><text:span text:style-name="T66"> <text:s/>Enzymatic eliminations and additions of water <text:s text:c="2"/></text:span><text:span text:style-name="T63">EC4.2.1<text:line-break/><text:line-break/></text:span><text:span text:style-name="T66">(A)</text:span><text:span text:style-name="T63"> Monohydroxy compounds.<text:line-break/>See figure on pg 525; Have we been too general, or can the “R”s also be phosphate groups, nitrogens etc? Yes: see “Enolase”, pg 535.<text:line-break/><text:line-break/>Page 526: Aconitase is also an isomerase (proceeding via a dehydration- rehydration sequence).<text:line-break/><text:line-break/></text:span><text:span text:style-name="T66">(B)</text:span><text:span text:style-name="T63"> Dihydroxy or polyhydroxy substrates (page 540).<text:line-break/>There are two classes:<text:line-break/> </text:span><text:span text:style-name="T66">(1)</text:span><text:span text:style-name="T63"> Discrete dehydrogenases; water elimination accompanied by a 1,2-hydrogen<text:line-break/> <text:s text:c="6"/>-shift process. (See chapter 20 for details).<text:line-break/> </text:span><text:span text:style-name="T66">(2)</text:span><text:span text:style-name="T63"> Elimination of elements of H2O to yield an enol as primary product, which<text:line-break/> <text:s text:c="6"/>spontaneously tautomerizes to the more stable keto form. Note that the <text:line-break/> <text:s text:c="6"/>ketonization can occur </text:span><text:span text:style-name="T69">before</text:span><text:span text:style-name="T63"> the substrate is released from the enzyme.<text:line-break/> <text:s text:c="5"/><text:line-break/>Page 542: “Mainly for C1-acids, majority yield the 2-keto-3-deo</text:span><text:span text:style-name="T64">x</text:span><text:span text:style-name="T63">y product.” So again, maybe we have been too general. But page pg 544 shows example where elimination of H2O is beta,gamma to carbonyl group rather than alpha,beta. <text:line-break/><text:line-break/>Page 557: weird simultaneous (?) elimination of phosphate group and decarboxylation, produces C=C double bond.<text:line-break/></text:span><text:soft-page-break/><text:span text:style-name="T63"><text:line-break/></text:span></text:p>
      <text:p text:style-name="P9"><text:span text:style-name="T68">Chapter 6:</text:span><text:span text:style-name="T66"> <text:s/>Phosphatases, ATPases, Phosphodiesterases<text:line-break/></text:span><text:span text:style-name="T63"><text:line-break/>Page 180: The P=O in phosphate group is not a “normal” double bond.<text:line-break/><text:line-break/>Pg 182: N-phosphoryl amino acids are not common constituents of metabolism, but phosphocreatine is a reservoir for activated phosphoryl groups in skeletal muscle and phosphoarginine in invertebrate muscle. Phosphonates, R-CH2-PO3 are found in amoeba and colenterates.</text:span></text:p>
      <text:p text:style-name="P9"><text:span text:style-name="T63">Page 185: Four classes of phosphoryl group transfer reactions<text:line-break/><text:line-break/> <text:s/>1- <text:s/>Phosphatases: <text:s text:c="13"/>R-O-PO3 + h2o <text:s text:c="5"/>--&gt; <text:s text:c="2"/>R-OH + HOPO3<text:line-break/> <text:s/>2- <text:s/>Kinases: <text:s text:c="23"/>X-PO3 <text:s/>+ <text:s/>Y <text:s text:c="11"/>--&gt; <text:s text:c="2"/>X <text:s text:c="2"/>+ <text:s/>Y-PO3<text:line-break/> <text:s/>3- <text:s/>Phosphorylases: <text:s text:c="10"/>ROR' <text:s/>+ HO-PO3 <text:s text:c="3"/>--&gt; <text:s text:c="2"/>R-O-PO3 <text:s/>+ <text:s/>R'OH<text:line-break/> <text:s/>4- <text:s/>Phosphodiesterases.<text:line-break/><text:line-break/>1 and 4 use water as acceptor.<text:line-break/><text:line-break/>Page 185: </text:span><text:span text:style-name="T68">NOTE,</text:span><text:span text:style-name="T63"> that the mechanistically common feature of 1,2,4 is transfer of the </text:span><text:span text:style-name="T69">phosphory</text:span><text:span text:style-name="T63">l group (-PO_3</text:span><text:span text:style-name="T65">^2-</text:span><text:span text:style-name="T63">) and </text:span><text:span text:style-name="T67">NOT</text:span><text:span text:style-name="T63"> a </text:span><text:span text:style-name="T69">phosphate</text:span><text:span text:style-name="T63"> group (-OPO_</text:span><text:span text:style-name="T65">3^2-</text:span><text:span text:style-name="T63">). This distinction is crucial and underlines the fact that these reactions represent attack by a nucleophile on the electrophilic phosphorus atom, with subsequent displacement of one of the original oxygen substituents that had been bonded to phosphorus in the starting material.</text:span></text:p>
      <text:p text:style-name="P9"><text:span text:style-name="T63">Pg 186, Table 6-1. Good table showing rate constants for hydrolysis vs enzyme-catalyzed transfer.<text:line-break/>It contains </text:span><text:span text:style-name="T93">Acylphosphatase, EC 3.6.1.7. <text:s/></text:span><text:span text:style-name="T63">This involves the hydrolysis of a phosphoryl group from the anhydride! <text:s/>i.e. -Cop + H2O --&gt; -COOH + Pi.<text:line-break/>Bartek has included this already!<text:line-break/></text:span><text:span text:style-name="T66">EC 3.6.1: Hydrolases, acting on acid anhydrides, in phosphorus-<text:line-break/>containing anhydrides. </text:span><text:span text:style-name="T63">EC 3.6.1.7 also catalyzes 1,3-BPG -&gt; 3PG.</text:span></text:p>
      <text:p text:style-name="P9"/>
      <text:p text:style-name="P9"><text:span text:style-name="T68">Chapter 7:</text:span><text:span text:style-name="T66"> <text:s/>Kinases</text:span><text:span text:style-name="T63"><text:line-break/><text:line-break/>Kinases transfer the gamma-phosphoryl group of some NT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AR PL UMing HK" style:font-family-asian="'AR PL UMing H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ohit Devanagari1" style:font-family-complex="'Lohit Devanagari'"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List_20_Contents" style:display-name="List Contents" style:family="paragraph" style:parent-style-name="Standard" style:default-outline-level="" style:class="html"/>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1" style:layout-grid-base-height="0.811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1T12:01:00</meta:creation-date>
    <meta:initial-creator>Stevie</meta:initial-creator>
    <dc:date>2015-03-18T11:11:13.646840188</dc:date>
    <meta:editing-cycles>36</meta:editing-cycles>
    <meta:editing-duration>PT1H36M28S</meta:editing-duration>
    <meta:generator>LibreOffice/4.2.7.2$Linux_X86_64 LibreOffice_project/420m0$Build-2</meta:generator>
    <meta:document-statistic meta:table-count="0" meta:image-count="0" meta:object-count="0" meta:page-count="11" meta:paragraph-count="72" meta:word-count="3129" meta:character-count="20387" meta:non-whitespace-character-count="15405"/>
    <meta:template xlink:type="simple" xlink:actuate="onRequest" xlink:title="Normal" xlink:href=""/>
  </office:meta>
</office:document-meta>
</file>